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85782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officeooo:rsid="00085782" officeooo:paragraph-rsid="00085782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paragraph-rsid="00085782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paragraph-rsid="000a0764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0a9e4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0c0e48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paragraph-rsid="000f0885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paragraph-rsid="000a0764"/>
    </style:style>
    <style:style style:name="P10" style:family="paragraph" style:parent-style-name="Standard">
      <style:text-properties officeooo:paragraph-rsid="000a9e46"/>
    </style:style>
    <style:style style:name="P11" style:family="paragraph" style:parent-style-name="Standard">
      <style:text-properties officeooo:paragraph-rsid="000c0e48"/>
    </style:style>
    <style:style style:name="P12" style:family="paragraph" style:parent-style-name="Standard">
      <style:text-properties officeooo:paragraph-rsid="000d8b82"/>
    </style:style>
    <style:style style:name="P13" style:family="paragraph" style:parent-style-name="Standard">
      <style:text-properties officeooo:paragraph-rsid="000f0885"/>
    </style:style>
    <style:style style:name="T1" style:family="text">
      <style:text-properties officeooo:rsid="0008578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f0885" style:font-weight-asian="bold" style:font-weight-complex="bold"/>
    </style:style>
    <style:style style:name="T4" style:family="text">
      <style:text-properties officeooo:rsid="000a0764"/>
    </style:style>
    <style:style style:name="T5" style:family="text">
      <style:text-properties officeooo:rsid="000a9e46"/>
    </style:style>
    <style:style style:name="T6" style:family="text">
      <style:text-properties officeooo:rsid="000c0e48"/>
    </style:style>
    <style:style style:name="T7" style:family="text">
      <style:text-properties officeooo:rsid="000f0885"/>
    </style:style>
    <style:style style:name="T8" style:family="text">
      <style:text-properties fo:font-size="16pt" fo:font-weight="bold" officeooo:rsid="000f0885" style:font-size-asian="16pt" style:font-weight-asian="bold" style:font-size-complex="16pt" style:font-weight-complex="bold"/>
    </style:style>
    <style:style style:name="T9" style:family="text">
      <style:text-properties fo:font-size="16pt" style:text-underline-style="solid" style:text-underline-width="auto" style:text-underline-color="font-color" fo:font-weight="bold" officeooo:rsid="000f0885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<text:tab/><text:tab/><text:tab/><text:tab/><text:tab/></text:span><text:span text:style-name="T9">PHP QUESTIONS AND ANSWERE</text:span><text:span text:style-name="T2"><text:tab/><text:tab/><text:tab/><text:tab/></text:span></text:p>
      <text:p text:style-name="P2"><text:span text:style-name="T2"/></text:p>
      <text:p text:style-name="P2"><text:span text:style-name="T2">Q.1:- what does PHP stand for?</text:span></text:p>
      <text:p text:style-name="P10">Ans:- <text:s text:c="2"/><text:span text:style-name="T5">Personal Home page</text:span></text:p>
      <text:p text:style-name="P10"><text:tab/>Hy<text:span text:style-name="T1">pertext Preprocessor</text:span></text:p>
      <text:p text:style-name="Standard"/>
      <text:p text:style-name="P3">Q.2:- who is the father of PHP?</text:p>
      <text:p text:style-name="P1"><text:span text:style-name="T1">Ans:- <text:s/>Rasmus Lerdorf <text:s text:c="2"/></text:span></text:p>
      <text:p text:style-name="P1"/>
      <text:p text:style-name="P4"><text:span text:style-name="T1">Q.3:- PHP files have a default file extension of PHP?</text:span></text:p>
      <text:p text:style-name="P9"><text:span text:style-name="T1">Ans:- <text:s/>.PHP</text:span></text:p>
      <text:p text:style-name="P9"/>
      <text:p text:style-name="P5"><text:span text:style-name="T4">Q.4:- A PHP Script should start with_and with_:?</text:span></text:p>
      <text:p text:style-name="P9"><text:span text:style-name="T4">Ans:- &lt;?php?&gt;</text:span></text:p>
      <text:p text:style-name="P9"/>
      <text:p text:style-name="P6"><text:span text:style-name="T4">Q.5:- Which of the looping statements is| are supported by PHP?</text:span></text:p>
      <text:p text:style-name="P10"><text:span text:style-name="T5">Ans:- <text:s text:c="2"/>For loop</text:span></text:p>
      <text:p text:style-name="P10"><text:span text:style-name="T5"><text:tab/>While loop</text:span></text:p>
      <text:p text:style-name="P10"><text:span text:style-name="T5"><text:tab/> do-while loop</text:span></text:p>
      <text:p text:style-name="P10"><text:span text:style-name="T5"><text:tab/>foreach loop</text:span></text:p>
      <text:p text:style-name="P10"/>
      <text:p text:style-name="P6"><text:span text:style-name="T5">Q.6:- Which of following is/are a php code editor?</text:span></text:p>
      <text:p text:style-name="P10"><text:span text:style-name="T5">Ans:- <text:s text:c="2"/>Notepad</text:span></text:p>
      <text:p text:style-name="P10"><text:tab/><text:span text:style-name="T6">Notepad++</text:span></text:p>
      <text:p text:style-name="P10"><text:tab/><text:span text:style-name="T6">Adobe Dream weaver</text:span></text:p>
      <text:p text:style-name="P10"><text:tab/><text:span text:style-name="T6">PDT</text:span></text:p>
      <text:p text:style-name="P10"/>
      <text:p text:style-name="P6"><text:span text:style-name="T5">Q.7:- Which of the following must be installed on your computer so as to run PHP script?</text:span></text:p>
      <text:p text:style-name="P10"><text:span text:style-name="T5">Ans:- <text:s text:c="2"/>PHP</text:span></text:p>
      <text:p text:style-name="P10"><text:tab/><text:span text:style-name="T6">Apache</text:span></text:p>
      <text:p text:style-name="P10"><text:tab/><text:span text:style-name="T6">115</text:span></text:p>
      <text:p text:style-name="P10"/>
      <text:p text:style-name="P7"><text:span text:style-name="T5">Q.8:- we can use of to comment a single line?</text:span></text:p>
      <text:p text:style-name="P11"><text:span text:style-name="T6">Ans:- <text:s text:c="2"/>//</text:span></text:p>
      <text:p text:style-name="P11"><text:tab/><text:span text:style-name="T6">#</text:span></text:p>
      <text:p text:style-name="P11"><text:tab/>/* */</text:p>
      <text:p text:style-name="P11"/>
      <text:p text:style-name="P7"><text:span text:style-name="T6">Q.9:- <text:s/>Which of the below symbol is a newline character?</text:span></text:p>
      <text:p text:style-name="P12"><text:span text:style-name="T6">Ans:- \n</text:span></text:p>
      <text:p text:style-name="P12"/>
      <text:p text:style-name="P8"><text:span text:style-name="T7">Q.10:- Which of the following PHP statment / statments will store 111 in variable num?</text:span></text:p>
      <text:p text:style-name="P13"><text:span text:style-name="T7">Ans:- $ num =111; <text:s text:c="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10:20:32.930696843</meta:creation-date>
    <dc:date>2019-07-20T11:16:08.029468609</dc:date>
    <meta:editing-duration>PT2M5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32" meta:word-count="151" meta:character-count="854" meta:non-whitespace-character-count="693"/>
  </office:meta>
</office:document-meta>
</file>